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6545f8" officeooo:paragraph-rsid="006545f8" style:font-weight-asian="bold" style:font-weight-complex="bold"/>
    </style:style>
    <style:style style:name="P12" style:family="paragraph" style:parent-style-name="Standard">
      <style:paragraph-properties fo:text-align="center" style:justify-single-word="false"/>
      <style:text-properties fo:font-weight="bold" officeooo:rsid="0066db3c" officeooo:paragraph-rsid="0066db3c"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6545f8" officeooo:paragraph-rsid="006545f8" style:font-weight-asian="normal" style:font-weight-complex="normal"/>
    </style:style>
    <style:style style:name="P15" style:family="paragraph" style:parent-style-name="Standard">
      <style:paragraph-properties fo:text-align="start" style:justify-single-word="false"/>
      <style:text-properties fo:font-weight="normal" officeooo:rsid="0066db3c" officeooo:paragraph-rsid="0066db3c" style:font-weight-asian="normal" style:font-weight-complex="normal"/>
    </style:style>
    <style:style style:name="P16" style:family="paragraph" style:parent-style-name="Standard" style:list-style-name="L8">
      <style:text-properties officeooo:rsid="002b31e3" officeooo:paragraph-rsid="002b31e3"/>
    </style:style>
    <style:style style:name="P17" style:family="paragraph" style:parent-style-name="Standard" style:list-style-name="L3">
      <style:text-properties officeooo:rsid="0032ce0d" officeooo:paragraph-rsid="0032ce0d"/>
    </style:style>
    <style:style style:name="P18" style:family="paragraph" style:parent-style-name="Standard" style:list-style-name="L11">
      <style:paragraph-properties fo:text-align="start" style:justify-single-word="false"/>
      <style:text-properties officeooo:rsid="004607ad" officeooo:paragraph-rsid="004607ad"/>
    </style:style>
    <style:style style:name="P19" style:family="paragraph" style:parent-style-name="Standard" style:list-style-name="L1">
      <style:text-properties officeooo:rsid="006545f8" officeooo:paragraph-rsid="006545f8"/>
    </style:style>
    <style:style style:name="P20" style:family="paragraph" style:parent-style-name="Standard" style:list-style-name="L1">
      <style:text-properties officeooo:rsid="0066db3c" officeooo:paragraph-rsid="0066db3c"/>
    </style:style>
    <style:style style:name="P21" style:family="paragraph" style:parent-style-name="Standard" style:list-style-name="L11">
      <style:paragraph-properties fo:text-align="start" style:justify-single-word="false"/>
      <style:text-properties officeooo:rsid="0066db3c" officeooo:paragraph-rsid="0066db3c"/>
    </style:style>
    <style:style style:name="P22" style:family="paragraph" style:parent-style-name="Standard" style:list-style-name="L8">
      <style:text-properties officeooo:rsid="0066db3c" officeooo:paragraph-rsid="0066db3c"/>
    </style:style>
    <style:style style:name="P23" style:family="paragraph" style:parent-style-name="Standard" style:list-style-name="L3">
      <style:text-properties officeooo:rsid="0066db3c" officeooo:paragraph-rsid="0066db3c"/>
    </style:style>
    <style:style style:name="P24" style:family="paragraph" style:parent-style-name="Standard">
      <style:paragraph-properties fo:text-align="start" style:justify-single-word="false" fo:break-before="page"/>
      <style:text-properties fo:font-weight="normal" officeooo:rsid="0066db3c" officeooo:paragraph-rsid="0066db3c" style:font-weight-asian="normal" style:font-weight-complex="normal"/>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officeooo:rsid="00054aa4"/>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0aa284"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a284"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officeooo:rsid="006545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Piloting (3)</text:p>
      <text:p text:style-name="P12">Shuttle Race</text:p>
      <text:p text:style-name="P12"/>
      <text:p text:style-name="P15">Description: You are confident your crew is superior to that of one of the other captains. Challenge that captain to put together a crew and have your two teams race through that asteroid belt out there.</text:p>
      <text:p text:style-name="P24">Your captain is confident your crew is superior to that of one of the other captains and has challenged that captain to a race. You are to race the other crew through that asteroid belt out there.</text:p>
      <text:p text:style-name="P4"/>
      <text:list xml:id="list6358187932467590203" text:style-name="L1">
        <text:list-item>
          <text:p text:style-name="P20">Maximum personnel: 6/team : If you have personnel on this mission in excess of the maximum then the remainder will die as soon as the shuttle-bay is opened. There isn't room on the shuttle for any more. Captains should have known that.</text:p>
        </text:list-item>
        <text:list-item>
          <text:p text:style-name="P20">It's a shuttle race through an asteroid belt. Chances are good you'll damage the ships even if you manage to survive.</text:p>
        </text:list-item>
      </text:list>
      <text:p text:style-name="P4"/>
      <text:p text:style-name="P13"><text:span text:style-name="T5">Survivors:</text:span><text:span text:style-name="T7"> </text:span></text:p>
      <text:list xml:id="list5406444979822229024" text:style-name="L11">
        <text:list-item>
          <text:p text:style-name="P21"><text:span text:style-name="T6">Your shuttle will survive provided you have crew with </text:span><text:span text:style-name="T1">BOTH </text:span><text:span text:style-name="T6">The PILOT skill </text:span><text:span text:style-name="T1">AND </text:span><text:span text:style-name="T6">the NAVIGATOR skill</text:span></text:p>
        </text:list-item>
        <text:list-item>
          <text:p text:style-name="P21"><text:span text:style-name="T6">Otherwise you are stranded: Roll a d6. </text:span></text:p>
          <text:list>
            <text:list-item>
              <text:p text:style-name="P21"><text:span text:style-name="T6">Subtract one for Each PILOT</text:span></text:p>
            </text:list-item>
            <text:list-item>
              <text:p text:style-name="P21"><text:span text:style-name="T6">Subtract one for Each NAVIGATOR.</text:span></text:p>
            </text:list-item>
            <text:list-item>
              <text:p text:style-name="P21"><text:span text:style-name="T6">The result is the number of casualties.</text:span></text:p>
            </text:list-item>
          </text:list>
          <text:p text:style-name="P18"><text:span text:style-name="T6"/></text:p>
        </text:list-item>
      </text:list>
      <text:p text:style-name="P6"><text:span text:style-name="T4">Success Criteria</text:span>: </text:p>
      <text:list xml:id="list4746993373993030785" text:style-name="L8">
        <text:list-item>
          <text:p text:style-name="P22">The surviving shuttle wins. If both shuttles survive the shuttle with the most PILOTS and NAVIGATORS wins.</text:p>
        </text:list-item>
        <text:list-item>
          <text:p text:style-name="P22">A surviving shuttle MAY attempt to rescue a stranded shuttle. Roll a D6 and add your number of PILOTS and NAVIGATORS. If your result is 7+ you rescue the stranded shuttle AND you may save the life of one of their casualties. If your result is &lt; 7 you fail to rescue them, They are lost in space and you take an additional casualty.</text:p>
          <text:p text:style-name="P16"/>
        </text:list-item>
      </text:list>
      <text:p text:style-name="P1"><text:span text:style-name="T4">Quartermaster</text:span>: The quartermaster has provided you with the following to assist in your mission: </text:p>
      <text:list xml:id="list2871170017175660084" text:style-name="L3">
        <text:list-item>
          <text:p text:style-name="P23">A box of Depends brand underwear. </text:p>
          <text:p text:style-name="P17"/>
        </text:list-item>
      </text:list>
      <text:p text:style-name="P2"><text:span text:style-name="T3">Determine your survivors and success.</text:span> </text:p>
      <text:p text:style-name="P3"><text:span text:style-name="T2">As a group </text:span>(including the non-survivors) <text:span text:style-name="T2">take about ten minutes (don't rush, don't dawdle – its not a race) to </text:span>come up with a report detailing how the events of this mission played out. Your unique skills and the equipment provided by the quartermaster should play an important role in <text:span text:style-name="T2">how the </text:span>success or failure of this mission <text:span text:style-name="T2">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9M52S</meta:editing-duration>
    <meta:editing-cycles>43</meta:editing-cycles>
    <meta:generator>LibreOffice/5.1.6.2$Windows_x86 LibreOffice_project/07ac168c60a517dba0f0d7bc7540f5afa45f0909</meta:generator>
    <dc:date>2017-08-20T18:11:46.823000000</dc:date>
    <meta:document-statistic meta:table-count="0" meta:image-count="0" meta:object-count="0" meta:page-count="2" meta:paragraph-count="30" meta:word-count="471" meta:character-count="2568" meta:non-whitespace-character-count="2130"/>
    <meta:user-defined meta:name="Info 1"/>
    <meta:user-defined meta:name="Info 2"/>
    <meta:user-defined meta:name="Info 3"/>
    <meta:user-defined meta:name="Info 4"/>
  </office:meta>
</office:document-meta>
</file>